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4160" officeooo:paragraph-rsid="00064160"/>
    </style:style>
    <style:style style:name="P2" style:family="paragraph" style:parent-style-name="Standard">
      <style:text-properties officeooo:rsid="00064160" officeooo:paragraph-rsid="00064160"/>
    </style:style>
    <style:style style:name="T1" style:family="text">
      <style:text-properties officeooo:rsid="000719ed"/>
    </style:style>
    <style:style style:name="T2" style:family="text">
      <style:text-properties officeooo:rsid="00075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ELA DE PONTOS – ESTIMATIVA SCRUM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PONTOS</text:p>
          </table:table-cell>
          <table:table-cell table:style-name="Tabela1.B1" office:value-type="string">
            <text:p text:style-name="P1">HORAS DESENVOLVIMENTO <text:span text:style-name="T1">(ESFORÇO)</text:span>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2" office:value-type="string">
            <text:p text:style-name="P1"><text:span text:style-name="T2">5</text:span> HORAS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B2" office:value-type="string">
            <text:p text:style-name="P1">1<text:span text:style-name="T2">0</text:span> HORAS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B2" office:value-type="string">
            <text:p text:style-name="P1"><text:span text:style-name="T2">15</text:span> HORAS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B2" office:value-type="string">
            <text:p text:style-name="P1">2<text:span text:style-name="T2">0</text:span> HORAS</text:p>
          </table:table-cell>
        </table:table-row>
        <table:table-row>
          <table:table-cell table:style-name="Tabela1.A2" office:value-type="string">
            <text:p text:style-name="P1">5</text:p>
          </table:table-cell>
          <table:table-cell table:style-name="Tabela1.B2" office:value-type="string">
            <text:p text:style-name="P1"><text:span text:style-name="T2">25</text:span> HORAS</text:p>
          </table:table-cell>
        </table:table-row>
        <table:table-row>
          <table:table-cell table:style-name="Tabela1.A2" office:value-type="string">
            <text:p text:style-name="P1">6</text:p>
          </table:table-cell>
          <table:table-cell table:style-name="Tabela1.B2" office:value-type="string">
            <text:p text:style-name="P1">3<text:span text:style-name="T2">0</text:span> HORAS</text:p>
          </table:table-cell>
        </table:table-row>
        <table:table-row>
          <table:table-cell table:style-name="Tabela1.A2" office:value-type="string">
            <text:p text:style-name="P1">7</text:p>
          </table:table-cell>
          <table:table-cell table:style-name="Tabela1.B2" office:value-type="string">
            <text:p text:style-name="P1"><text:span text:style-name="T2">35</text:span> HORAS</text:p>
          </table:table-cell>
        </table:table-row>
        <table:table-row>
          <table:table-cell table:style-name="Tabela1.A2" office:value-type="string">
            <text:p text:style-name="P1">8</text:p>
          </table:table-cell>
          <table:table-cell table:style-name="Tabela1.B2" office:value-type="string">
            <text:p text:style-name="P1">4<text:span text:style-name="T2">0</text:span> HORAS</text:p>
          </table:table-cell>
        </table:table-row>
        <table:table-row>
          <table:table-cell table:style-name="Tabela1.A2" office:value-type="string">
            <text:p text:style-name="P1">9</text:p>
          </table:table-cell>
          <table:table-cell table:style-name="Tabela1.B2" office:value-type="string">
            <text:p text:style-name="P1"><text:span text:style-name="T2">45</text:span> HORAS</text:p>
          </table:table-cell>
        </table:table-row>
        <table:table-row>
          <table:table-cell table:style-name="Tabela1.A2" office:value-type="string">
            <text:p text:style-name="P1">10</text:p>
          </table:table-cell>
          <table:table-cell table:style-name="Tabela1.B2" office:value-type="string">
            <text:p text:style-name="P1"><text:span text:style-name="T2">50</text:span> HORA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0:36:13.279000000</meta:creation-date>
    <dc:date>2014-03-28T10:40:10.458000000</dc:date>
    <meta:editing-duration>PT6S</meta:editing-duration>
    <meta:editing-cycles>3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23" meta:word-count="39" meta:character-count="162" meta:non-whitespace-character-count="145"/>
  </office:meta>
</office:document-meta>
</file>